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71cm" draw:fill="solid" draw:fill-color="#00b050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ff0000" draw:fill="solid" draw:fill-color="#e46c0a" draw:opacity="61%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ffc000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fill="solid" draw:fill-color="#bfbfbf" draw:opacity="35%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98b855" draw:fill="gradient" draw:fill-gradient-name="Gradient_20_3" draw:textarea-vertical-align="top" draw:auto-grow-height="tru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draw:fill="solid" draw:fill-color="#92d050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71cm" draw:fill="solid" draw:fill-color="#ffc000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gradient" draw:fill-gradient-name="Gradient_20_4" draw:textarea-vertical-align="top" draw:auto-grow-height="true" draw:fit-to-size="false" fo:padding-top="0.125cm" fo:padding-bottom="0.125cm" fo:padding-left="0.25cm" fo:padding-right="0.25cm" fo:wrap-option="no-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none" svg:stroke-width="0cm" draw:fill="gradient" draw:fill-gradient-name="Gradient_20_5" draw:textarea-vertical-align="top" draw:auto-grow-height="tru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1cm" svg:stroke-color="#558ed5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4a7ebb" draw:fill="gradient" draw:fill-gradient-name="Gradient_20_6" draw:textarea-vertical-align="top" draw:auto-grow-height="true" draw:fit-to-size="false" fo:padding-top="0.125cm" fo:padding-bottom="0.125cm" fo:padding-left="0.25cm" fo:padding-right="0.25cm" fo:wrap-option="no-wrap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solid" svg:stroke-width="0.026cm" svg:stroke-color="#000000" draw:fill="gradient" draw:fill-gradient-name="Gradient_20_7" draw:textarea-vertical-align="top" draw:auto-grow-height="true" draw:fit-to-size="false" fo:padding-top="0.125cm" fo:padding-bottom="0.125cm" fo:padding-left="0.25cm" fo:padding-right="0.25cm" fo:wrap-option="no-wrap" draw:shadow="visible" draw:shadow-offset-x="0cm" draw:shadow-offset-y="0.056cm" draw:shadow-color="#000000" draw:shadow-opacity="38%"/>
    </style:style>
    <style:style style:name="gr17" style:family="graphic" style:parent-style-name="standard">
      <style:graphic-properties draw:stroke="dash" draw:stroke-dash="Dashed_20__28_var_29__20_4" svg:stroke-width="0.115cm" svg:stroke-color="#c00000" draw:marker-end="msArrowOpenEnd_20_5" draw:marker-end-width="0.51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106cm" svg:stroke-color="#ffffff" draw:fill="solid" draw:fill-color="#c0504d" draw:textarea-vertical-align="top" draw:auto-grow-height="true" draw:fit-to-size="false" fo:padding-top="0.125cm" fo:padding-bottom="0.125cm" fo:padding-left="0.25cm" fo:padding-right="0.25cm" fo:wrap-option="no-wrap" draw:shadow="visible" draw:shadow-offset-x="0cm" draw:shadow-offset-y="0.056cm" draw:shadow-color="#000000" draw:shadow-opacity="38%"/>
    </style:style>
    <style:style style:name="gr19" style:family="graphic" style:parent-style-name="standard">
      <style:graphic-properties draw:stroke="solid" svg:stroke-width="0.071cm" svg:stroke-color="#e46c0a" draw:fill="solid" draw:fill-color="#fac090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10243e" draw:fill="solid" draw:fill-color="#00b050" draw:textarea-vertical-align="middle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62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dash" draw:stroke-dash="Dashed_20__28_var_29__20_5" svg:stroke-width="0.062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be4b48" draw:fill="gradient" draw:fill-gradient-name="Gradient_20_8" draw:textarea-vertical-align="top" draw:auto-grow-height="true" draw:fit-to-size="false" fo:padding-top="0.125cm" fo:padding-bottom="0.125cm" fo:padding-left="0.25cm" fo:padding-right="0.25cm" fo:wrap-option="no-wrap" draw:shadow="visible" draw:shadow-offset-x="0cm" draw:shadow-offset-y="0.056cm" draw:shadow-color="#000000" draw:shadow-opacity="38%"/>
    </style:style>
    <style:style style:name="gr26" style:family="graphic" style:parent-style-name="standard">
      <style:graphic-properties draw:stroke="solid" svg:stroke-width="0.026cm" svg:stroke-color="#be4b48" draw:fill="gradient" draw:fill-gradient-name="Gradient_20_5" draw:textarea-vertical-align="top" draw:auto-grow-height="true" draw:fit-to-size="false" fo:padding-top="0.125cm" fo:padding-bottom="0.125cm" fo:padding-left="0.25cm" fo:padding-right="0.25cm" fo:wrap-option="no-wrap" draw:shadow="visible" draw:shadow-offset-x="0cm" draw:shadow-offset-y="0.064cm" draw:shadow-color="#000000" draw:shadow-opacity="35%"/>
    </style:style>
    <style:style style:name="gr27" style:family="graphic" style:parent-style-name="standard">
      <style:graphic-properties draw:stroke="solid" svg:stroke-width="0.026cm" svg:stroke-color="#000000" draw:fill="gradient" draw:fill-gradient-name="Gradient_20_7" draw:textarea-vertical-align="top" draw:auto-grow-height="tru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8" style:family="graphic" style:parent-style-name="standard">
      <style:graphic-properties draw:stroke="solid" svg:stroke-width="0.071cm" svg:stroke-color="#984807" draw:fill="solid" draw:fill-color="#fac090" draw:textarea-vertical-align="middle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002060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solid" draw:fill-color="#fcd5b5" draw:textarea-vertical-align="top" draw:auto-grow-height="true" draw:fit-to-size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solid" draw:fill-color="#fcd5b5" draw:textarea-vertical-align="top" draw:auto-grow-height="true" draw:fit-to-size="false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71cm" svg:stroke-color="#4f6228" draw:fill="solid" draw:fill-color="#92d050" draw:textarea-vertical-align="middle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4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top="0cm" fo:margin-bottom="0cm" fo:line-height="100%" fo:text-align="center" style:writing-mode="lr-tb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0" style:family="paragraph">
      <style:paragraph-properties fo:margin-left="0cm" fo:margin-right="0cm" fo:margin-top="0.31cm" fo:margin-bottom="0cm" fo:line-height="100%" fo:text-align="start" fo:text-indent="0cm" style:punctuation-wrap="hanging" style:writing-mode="lr-tb"/>
    </style:style>
    <style:style style:name="P11" style:family="paragraph">
      <style:paragraph-properties fo:margin-left="0.953cm" fo:margin-right="0cm" fo:margin-top="0.3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top="0cm" fo:margin-bottom="0cm" fo:line-height="100%" fo:text-align="center" style:punctuation-wrap="simple" style:writing-mode="lr-tb"/>
    </style:style>
    <style:style style:name="P13" style:family="paragraph">
      <style:paragraph-properties fo:margin-left="0.953cm" fo:margin-right="0cm" fo:margin-top="0.22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.953cm" fo:margin-right="0cm" fo:margin-top="0.169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953cm" fo:margin-right="0cm" fo:margin-top="0.141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P19" style:family="paragraph">
      <style:paragraph-properties fo:margin-left="2.064cm" fo:margin-right="0cm" fo:margin-top="0.198cm" fo:margin-bottom="0cm" fo:text-indent="-0.793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0000" style:text-line-through-style="none" style:text-line-through-type="none" style:font-name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00b050" style:text-line-through-style="none" style:text-line-through-type="none" style:font-name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00b050" style:text-line-through-style="none" style:text-line-through-type="none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ffc000" style:text-line-through-style="none" style:text-line-through-type="none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c00000" style:text-line-through-style="none" style:text-line-through-type="none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font-name="Calibri" fo:letter-spacing="normal" fo:font-style="normal" style:text-underline-style="none" fo:font-weight="bold" style:font-style-asian="normal" style:font-weight-asian="bold" style:font-name-complex="Arial1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Calibri" fo:letter-spacing="normal" fo:font-style="normal" style:text-underline-style="none" fo:font-weight="bold" style:font-style-asian="normal" style:font-weight-asian="bold" style:font-name-complex="Arial1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font-name="Calibri" fo:letter-spacing="normal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font-name="Calibri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11" style:family="text">
      <style:text-properties fo:font-variant="normal" fo:text-transform="none" fo:color="#ffc000" style:text-line-through-style="none" style:text-line-through-type="none" style:font-name="Calibri2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Calibri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variant="normal" fo:text-transform="none" fo:color="#ff0000" style:text-line-through-style="none" style:text-line-through-type="none" style:font-name="Calibri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font-name="Calibri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font-name="Calibri" fo:font-size="16pt" fo:letter-spacing="normal" fo:font-style="normal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bold" style:font-style-asian="normal" style:font-weight-asian="bold" style:font-name-complex="Arial1" style:font-style-complex="normal" style:font-weight-complex="bold"/>
    </style:style>
    <style:style style:name="T19" style:family="text">
      <style:text-properties fo:font-variant="normal" fo:text-transform="none" fo:color="#00b050" style:text-line-through-style="none" style:text-line-through-type="none" style:font-name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ff0000" style:text-line-through-style="none" style:text-line-through-type="none" style:font-name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21" style:family="text">
      <style:text-properties fo:font-variant="normal" fo:text-transform="none" fo:color="#7030a0" style:text-line-through-style="none" style:text-line-through-type="none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00b050" style:text-line-through-style="none" style:text-line-through-type="none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ff0000" style:text-line-through-style="none" style:text-line-through-type="none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00b050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b050" style:text-line-through-style="none" style:text-line-through-type="none" style:font-name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7" style:family="text">
      <style:text-properties fo:font-variant="normal" fo:text-transform="none" fo:color="#00b050" style:text-line-through-style="none" style:text-line-through-type="none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fo:font-variant="normal" fo:text-transform="none" fo:color="#ff0000" style:text-line-through-style="none" style:text-line-through-type="none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9" style:family="text">
      <style:text-properties fo:font-variant="normal" fo:text-transform="none" fo:color="#00b050" style:text-line-through-style="none" style:text-line-through-type="none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Calibri" fo:letter-spacing="normal" fo:font-style="italic" style:text-underline-style="none" fo:font-weight="bold" style:font-style-asian="italic" style:font-weight-asian="bold" style:font-name-complex="Arial1" style:font-style-complex="italic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Calibri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font-name="Calibri" fo:font-size="24pt" fo:letter-spacing="normal" fo:font-style="italic" style:text-underline-style="none" fo:font-weight="normal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34" style:family="text">
      <style:text-properties fo:font-variant="normal" fo:text-transform="none" fo:color="#00b050" style:text-line-through-style="none" style:text-line-through-type="none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b05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c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b05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c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fo:color="#00b05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952cm"/>
        <style:text-properties fo:color="#00b05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b05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952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fo:font-family="Arial" style:font-family-generic="swiss" fo:color="#7030a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01cm" text:min-label-width="0.952cm"/>
        <style:text-properties fo:color="#7030a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952cm"/>
        <style:text-properties fo:font-family="Arial" style:font-family-generic="swiss" fo:color="#00b05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b05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952cm"/>
        <style:text-properties fo:font-family="Arial" style:font-family-generic="swiss" fo:color="#00b050" fo:font-size="100%"/>
      </text:list-level-style-bullet>
      <text:list-level-style-number text:level="2" style:num-format="">
        <style:list-level-properties text:space-before="1.271cm" text:min-label-width="0.793cm"/>
        <style:text-properties fo:color="#00b05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pring AOP</text:span><text:span text:style-name="T2"><text:line-break/></text:span><text:span text:style-name="T3">Aspect Oriented Programm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oss Cutting Concerns" draw:style-name="dp1" draw:master-page-name="Default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ross Cutting Concerns</text:span></text:p>
          </draw:text-box>
        </draw:frame>
        <draw:frame draw:name="Content Placeholder 2" presentation:style-name="pr3" draw:text-style-name="P4" draw:layer="layout" svg:width="22.859cm" svg:height="12.571cm" svg:x="1.27cm" svg:y="4.445cm" presentation:class="outline" presentation:user-transformed="true">
          <draw:text-box>
            <text:p xml:id="id1" text:id="id1" text:style-name="P3"><text:span text:style-name="T4">class Bank{</text:span></text:p>
            <text:p xml:id="id2" text:id="id2" text:style-name="P3"><text:span text:style-name="T4"><text:tab/></text:span><text:span text:style-name="T4">private int balance;</text:span></text:p>
            <text:p xml:id="id3" text:id="id3" text:style-name="P3"><text:span text:style-name="T4"><text:s text:c="3"/></text:span><text:span text:style-name="T4">public void withdraw(int amount){</text:span></text:p>
            <text:p xml:id="id8" text:id="id8" text:style-name="P3"><text:span text:style-name="T4"><text:tab/></text:span><text:span text:style-name="T5">bankLogger.info(“Withdraw –”+amount);</text:span></text:p>
            <text:p xml:id="id9" text:id="id9" text:style-name="P3"><text:span text:style-name="T6"><text:tab/></text:span><text:span text:style-name="T6">tx.begin();</text:span></text:p>
            <text:p xml:id="id4" text:id="id4" text:style-name="P3"><text:span text:style-name="T4"><text:tab/></text:span><text:span text:style-name="T4">balance = this.balance-amount;</text:span></text:p>
            <text:p xml:id="id5" text:id="id5" text:style-name="P3"><text:span text:style-name="T4"><text:tab/></text:span><text:span text:style-name="T4">accountDao.saveBalance(balance);</text:span></text:p>
            <text:p xml:id="id10" text:id="id10" text:style-name="P3"><text:span text:style-name="T4"><text:tab/></text:span><text:span text:style-name="T6">tx.commit();</text:span></text:p>
            <text:p xml:id="id6" text:id="id6" text:style-name="P3"><text:span text:style-name="T4"><text:tab/></text:span><text:span text:style-name="T4">}</text:span></text:p>
            <text:p xml:id="id7" text:id="id7" text:style-name="P3"><text:span text:style-name="T4">}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checkerBoardWipe" smil:subtype="across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oss Cutting Concerns" draw:style-name="dp1" draw:master-page-name="Default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ross Cutting Concerns</text:span></text:p>
          </draw:text-box>
        </draw:frame>
        <draw:custom-shape draw:name="Right Arrow 4" draw:style-name="gr2" draw:text-style-name="P6" xml:id="id11" draw:id="id11" draw:layer="layout" svg:width="17.567cm" svg:height="1.692cm" svg:x="3.598cm" svg:y="5.503cm">
          <text:p text:style-name="P5"><text:span text:style-name="T7">Application Modules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5" draw:style-name="gr2" draw:text-style-name="P6" xml:id="id12" draw:id="id12" draw:layer="layout" svg:width="17.567cm" svg:height="1.692cm" svg:x="3.598cm" svg:y="7.832cm">
          <text:p text:style-name="P5"><text:span text:style-name="T7">Application Modules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6" draw:style-name="gr2" draw:text-style-name="P6" xml:id="id13" draw:id="id13" draw:layer="layout" svg:width="17.567cm" svg:height="1.692cm" svg:x="3.598cm" svg:y="9.948cm">
          <text:p text:style-name="P5"><text:span text:style-name="T7">Application Modules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7" draw:style-name="gr2" draw:text-style-name="P6" xml:id="id14" draw:id="id14" draw:layer="layout" svg:width="17.567cm" svg:height="1.692cm" svg:x="3.598cm" svg:y="12.065cm">
          <text:p text:style-name="P5"><text:span text:style-name="T7">Application Modules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8" draw:style-name="gr2" draw:text-style-name="P6" xml:id="id15" draw:id="id15" draw:layer="layout" svg:width="17.567cm" svg:height="1.692cm" svg:x="3.598cm" svg:y="13.97cm">
          <text:p text:style-name="P5"><text:span text:style-name="T7">Application Modules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Down Arrow 12" draw:style-name="gr3" draw:text-style-name="P6" xml:id="id16" draw:id="id16" draw:layer="layout" svg:width="21.589cm" svg:height="13.546cm" svg:x="1.482cm" svg:y="-6.773cm">
          <text:p text:style-name="P5"><text:span text:style-name="T9"/></text:p>
          <draw:enhanced-geometry draw:mirror-horizontal="false" draw:mirror-vertical="false" draw:text-areas="?f8 0 ?f9 ?f12" svg:viewBox="0 0 0 0" draw:type="ooxml-downArrow" draw:modifiers="83719 12232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" smil:attributeName="visibility" smil:to="visible"/>
                  <anim:transitionFilter smil:dur="0.5s" smil:targetElement="id11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6" smil:attributeName="visibility" smil:to="visible"/>
                  <anim:transitionFilter smil:dur="0.5s" smil:targetElement="id1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16" svg:path="M -3.33333E-6 0 L -3.33333E-6 0.62222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oss Cutting Concerns" draw:style-name="dp1" draw:master-page-name="Default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ross Cutting Concerns</text:span></text:p>
          </draw:text-box>
        </draw:frame>
        <draw:custom-shape draw:name="Right Arrow 11" draw:style-name="gr4" draw:text-style-name="P6" xml:id="id17" draw:id="id17" draw:layer="layout" svg:width="16.086cm" svg:height="1.692cm" svg:x="5.08cm" svg:y="5.503cm">
          <text:p text:style-name="P5"><text:span text:style-name="T7">Logging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2" draw:style-name="gr4" draw:text-style-name="P6" xml:id="id18" draw:id="id18" draw:layer="layout" svg:width="16.086cm" svg:height="1.692cm" svg:x="5.08cm" svg:y="7.832cm">
          <text:p text:style-name="P5"><text:span text:style-name="T7">Transaction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3" draw:style-name="gr2" draw:text-style-name="P6" xml:id="id19" draw:id="id19" draw:layer="layout" svg:width="16.086cm" svg:height="1.692cm" svg:x="5.08cm" svg:y="9.948cm">
          <text:p text:style-name="P5"><text:span text:style-name="T7">Application Modules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4" draw:style-name="gr2" draw:text-style-name="P6" xml:id="id20" draw:id="id20" draw:layer="layout" svg:width="16.086cm" svg:height="1.692cm" svg:x="5.08cm" svg:y="12.065cm">
          <text:p text:style-name="P5"><text:span text:style-name="T7">Application Modules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5" draw:style-name="gr2" draw:text-style-name="P6" xml:id="id21" draw:id="id21" draw:layer="layout" svg:width="16.086cm" svg:height="1.692cm" svg:x="5.08cm" svg:y="13.97cm">
          <text:p text:style-name="P5"><text:span text:style-name="T7">Application Modules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8" draw:style-name="gr5" draw:text-style-name="P6" draw:layer="layout" svg:width="6.137cm" svg:height="13.757cm" svg:x="1.058cm" svg:y="3.59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6" draw:text-style-name="P6" draw:layer="layout" svg:width="5.502cm" svg:height="1.013cm" svg:x="1.482cm" svg:y="16.118cm">
          <text:p text:style-name="P7"><text:span text:style-name="T8">Spring Frame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9" draw:style-name="gr7" draw:text-style-name="P8" xml:id="id22" draw:id="id22" draw:layer="layout" svg:x1="5.08cm" svg:y1="6.142cm" svg:x2="2.54cm" svg:y2="6.138cm">
          <text:p/>
        </draw:line>
        <draw:line draw:name="Straight Connector 41" draw:style-name="gr7" draw:text-style-name="P8" xml:id="id23" draw:id="id23" draw:layer="layout" svg:x1="2.544cm" svg:y1="6.142cm" svg:x2="2.535cm" svg:y2="15.032cm">
          <text:p/>
        </draw:line>
        <draw:custom-shape draw:name="Straight Arrow Connector 43" draw:style-name="gr8" draw:text-style-name="P8" xml:id="id24" draw:id="id24" draw:layer="layout" svg:width="2.539cm" svg:height="0.003cm" svg:x="2.54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4" draw:style-name="gr8" draw:text-style-name="P8" xml:id="id26" draw:id="id26" draw:layer="layout" svg:width="2.539cm" svg:height="0.003cm" svg:x="2.54cm" svg:y="15.0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5" draw:style-name="gr8" draw:text-style-name="P8" xml:id="id25" draw:id="id25" draw:layer="layout" svg:width="2.539cm" svg:height="0.003cm" svg:x="2.54cm" svg:y="12.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6" draw:style-name="gr8" draw:text-style-name="P8" xml:id="id27" draw:id="id27" draw:layer="layout" svg:width="1.904cm" svg:height="0.003cm" svg:x="3.175cm" svg:y="8.6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8" draw:text-style-name="P8" xml:id="id29" draw:id="id29" draw:layer="layout" svg:width="1.904cm" svg:height="0.003cm" svg:x="3.175cm" svg:y="11.0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9" draw:style-name="gr8" draw:text-style-name="P8" xml:id="id30" draw:id="id30" draw:layer="layout" svg:width="1.904cm" svg:height="0.003cm" svg:x="3.175cm" svg:y="13.123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53" draw:style-name="gr7" draw:text-style-name="P8" xml:id="id28" draw:id="id28" draw:layer="layout" svg:x1="3.179cm" svg:y1="8.682cm" svg:x2="3.175cm" svg:y2="14.605cm">
          <text:p/>
        </draw:line>
        <draw:custom-shape draw:name="Straight Arrow Connector 55" draw:style-name="gr8" draw:text-style-name="P8" xml:id="id31" draw:id="id31" draw:layer="layout" svg:width="1.904cm" svg:height="0.003cm" svg:x="3.175cm" svg:y="14.605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7" smil:attributeName="visibility" smil:to="visible"/>
                  <anim:transitionFilter smil:dur="0.5s" smil:targetElement="id17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0" smil:attributeName="visibility" smil:to="visible"/>
                  <anim:transitionFilter smil:dur="0.5s" smil:targetElement="id2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1" smil:attributeName="visibility" smil:to="visible"/>
                  <anim:transitionFilter smil:dur="0.5s" smil:targetElement="id21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2" smil:attributeName="visibility" smil:to="visible"/>
                  <anim:transitionFilter smil:dur="0.5s" smil:targetElement="id2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3" smil:attributeName="visibility" smil:to="visible"/>
                  <anim:transitionFilter smil:dur="0.5s" smil:targetElement="id2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4" smil:attributeName="visibility" smil:to="visible"/>
                  <anim:transitionFilter smil:dur="0.5s" smil:targetElement="id2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5" smil:attributeName="visibility" smil:to="visible"/>
                  <anim:transitionFilter smil:dur="0.5s" smil:targetElement="id2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6" smil:attributeName="visibility" smil:to="visible"/>
                  <anim:transitionFilter smil:dur="0.5s" smil:targetElement="id2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7" smil:attributeName="visibility" smil:to="visible"/>
                  <anim:transitionFilter smil:dur="0.5s" smil:targetElement="id27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8" smil:attributeName="visibility" smil:to="visible"/>
                  <anim:transitionFilter smil:dur="0.5s" smil:targetElement="id2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9" smil:attributeName="visibility" smil:to="visible"/>
                  <anim:transitionFilter smil:dur="0.5s" smil:targetElement="id29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30" smil:attributeName="visibility" smil:to="visible"/>
                  <anim:transitionFilter smil:dur="0.5s" smil:targetElement="id3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31" smil:attributeName="visibility" smil:to="visible"/>
                  <anim:transitionFilter smil:dur="0.5s" smil:targetElement="id31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OP – Definitions." draw:style-name="dp1" draw:master-page-name="Default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OP – Definitions.</text:span></text:p>
          </draw:text-box>
        </draw:frame>
        <draw:frame draw:name="Content Placeholder 2" presentation:style-name="pr3" draw:text-style-name="P4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9"><text:span text:style-name="T4">Aspect</text:span></text:p>
              </text:list-item>
              <text:list-item>
                <text:p text:style-name="P9"><text:span text:style-name="T4">Joinpoint</text:span></text:p>
              </text:list-item>
              <text:list-item>
                <text:p text:style-name="P9"><text:span text:style-name="T4">Advice</text:span></text:p>
              </text:list-item>
              <text:list-item>
                <text:p text:style-name="P9"><text:span text:style-name="T4">Pointcut</text:span></text:p>
              </text:list-item>
              <text:list-item>
                <text:p text:style-name="P9"><text:span text:style-name="T4">Target Object</text:span></text:p>
              </text:list-item>
              <text:list-item>
                <text:p text:style-name="P9"><text:span text:style-name="T4">AOP Proxy</text:span></text:p>
              </text:list-item>
              <text:list-item>
                <text:p text:style-name="P9"><text:span text:style-name="T4">Weav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OP – Definitions." draw:style-name="dp1" draw:master-page-name="Default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OP – Definitions.</text:span></text:p>
          </draw:text-box>
        </draw:frame>
        <draw:custom-shape draw:name="Rectangle 3" draw:style-name="gr9" draw:text-style-name="P6" xml:id="id32" draw:id="id32" draw:layer="layout" svg:width="3.809cm" svg:height="0.634cm" svg:x="4.233cm" svg:y="8.467cm">
          <text:p text:style-name="P5"><text:span text:style-name="T9">Meth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" draw:text-style-name="P6" xml:id="id33" draw:id="id33" draw:layer="layout" svg:width="3.809cm" svg:height="0.634cm" svg:x="11.642cm" svg:y="8.467cm">
          <text:p text:style-name="P5"><text:span text:style-name="T9">Meth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6" xml:id="id34" draw:id="id34" draw:layer="layout" svg:width="3.809cm" svg:height="0.634cm" svg:x="18.415cm" svg:y="8.467cm">
          <text:p text:style-name="P5"><text:span text:style-name="T9">Meth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10" draw:text-style-name="P6" xml:id="id38" draw:id="id38" draw:layer="layout" svg:width="1.057cm" svg:height="1.057cm" svg:x="7.832cm" svg:y="8.255cm">
          <text:p text:style-name="P5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0" draw:text-style-name="P6" xml:id="id35" draw:id="id35" draw:layer="layout" svg:width="1.057cm" svg:height="1.057cm" svg:x="3.387cm" svg:y="8.255cm">
          <text:p text:style-name="P5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0" draw:text-style-name="P6" xml:id="id36" draw:id="id36" draw:layer="layout" svg:width="1.057cm" svg:height="1.057cm" svg:x="10.795cm" svg:y="8.255cm">
          <text:p text:style-name="P5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0" draw:text-style-name="P6" xml:id="id39" draw:id="id39" draw:layer="layout" svg:width="1.057cm" svg:height="1.057cm" svg:x="15.24cm" svg:y="8.255cm">
          <text:p text:style-name="P5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0" draw:text-style-name="P6" xml:id="id37" draw:id="id37" draw:layer="layout" svg:width="1.057cm" svg:height="1.057cm" svg:x="17.568cm" svg:y="8.255cm">
          <text:p text:style-name="P5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0" draw:text-style-name="P6" xml:id="id40" draw:id="id40" draw:layer="layout" svg:width="1.057cm" svg:height="1.057cm" svg:x="22.013cm" svg:y="8.255cm">
          <text:p text:style-name="P5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2" draw:style-name="gr11" draw:text-style-name="P6" xml:id="id41" draw:id="id41" draw:layer="layout" svg:width="3.225cm" svg:height="1.436cm" svg:x="11.588cm" svg:y="4.022cm">
          <text:p text:style-name="P7"><text:span text:style-name="T10">Log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2" draw:text-style-name="P6" xml:id="id45" draw:id="id45" draw:layer="layout" svg:width="5.515cm" svg:height="2.621cm" svg:x="10.583cm" svg:y="13.575cm">
          <text:p text:style-name="P7"><text:span text:style-name="T10">Transaction Manag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8" draw:text-style-name="P8" xml:id="id42" draw:id="id42" draw:layer="layout" svg:width="2.777cm" svg:height="9.286cm" draw:transform="rotate (-1.5707963267949) translate (13.203cm 5.4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" draw:style-name="gr8" draw:text-style-name="P8" xml:id="id43" draw:id="id43" draw:layer="layout" svg:width="2.751cm" svg:height="2.01cm" draw:transform="rotate (-1.5707963267949) translate (13.335cm 5.50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8" draw:text-style-name="P8" xml:id="id44" draw:id="id44" draw:layer="layout" svg:width="4.387cm" svg:height="2.905cm" svg:x="13.335cm" svg:y="5.5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8" draw:text-style-name="P8" xml:id="id46" draw:id="id46" draw:layer="layout" svg:width="4.259cm" svg:height="9.423cm" draw:transform="rotate (1.5707963267949) translate (3.916cm 13.57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3" draw:style-name="gr8" draw:text-style-name="P8" xml:id="id47" draw:id="id47" draw:layer="layout" svg:width="4.413cm" svg:height="4.603cm" draw:transform="rotate (1.5707963267949) translate (8.736cm 13.57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5" draw:style-name="gr8" draw:text-style-name="P8" xml:id="id48" draw:id="id48" draw:layer="layout" svg:width="4.259cm" svg:height="2.014cm" draw:transform="rotate (1.5707963267949) translate (11.324cm 13.57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7" draw:style-name="gr8" draw:text-style-name="P8" xml:id="id49" draw:id="id49" draw:layer="layout" svg:width="4.259cm" svg:height="2.429cm" draw:transform="rotate (-1.5707963267949) translate (15.767cm 9.311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29" draw:style-name="gr8" draw:text-style-name="P8" xml:id="id50" draw:id="id50" draw:layer="layout" svg:width="4.259cm" svg:height="4.757cm" draw:transform="rotate (-1.5707963267949) translate (18.095cm 9.311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31" draw:style-name="gr8" draw:text-style-name="P8" xml:id="id51" draw:id="id51" draw:layer="layout" svg:width="4.259cm" svg:height="9.202cm" draw:transform="rotate (-1.5707963267949) translate (22.542cm 9.311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33" draw:style-name="gr8" draw:text-style-name="P8" xml:id="id52" draw:id="id52" draw:layer="layout" svg:width="2.751cm" svg:height="0.039cm" draw:transform="rotate (1.5707963267949) translate (3.385cm 12.48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4" draw:style-name="gr13" draw:text-style-name="P6" xml:id="id53" draw:id="id53" draw:layer="layout" svg:width="4.686cm" svg:height="1.436cm" svg:x="1.084cm" svg:y="12.488cm">
          <text:p text:style-name="P7"><text:span text:style-name="T11">Joinpo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36" draw:style-name="gr14" draw:text-style-name="P6" xml:id="id54" draw:id="id54" draw:layer="layout" svg:width="1.057cm" svg:height="7.332cm" draw:transform="rotate (1.8767525446695) translate (4.32cm 8.043cm)">
          <text:p text:style-name="P5"/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37" draw:style-name="gr15" draw:text-style-name="P6" xml:id="id55" draw:id="id55" draw:layer="layout" svg:width="2.797cm" svg:height="1.267cm" svg:x="5.306cm" svg:y="4.445cm">
          <text:p text:style-name="P7"><text:span text:style-name="T12">Ad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6" draw:text-style-name="P6" xml:id="id57" draw:id="id57" draw:layer="layout" svg:width="2.734cm" svg:height="1.098cm" svg:x="20.12cm" svg:y="4.445cm">
          <text:p text:style-name="P7"><text:span text:style-name="T13">Advi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6" draw:style-name="gr8" draw:text-style-name="P8" xml:id="id56" draw:id="id56" draw:layer="layout" svg:width="4.021cm" svg:height="0.211cm" svg:x="15.452cm" svg:y="4.8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8" draw:text-style-name="P8" xml:id="id59" draw:id="id59" draw:layer="layout" svg:width="3.386cm" svg:height="1.057cm" svg:x="16.722cm" svg:y="13.75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49" draw:style-name="gr16" draw:text-style-name="P6" xml:id="id58" draw:id="id58" draw:layer="layout" svg:width="2.734cm" svg:height="1.098cm" svg:x="20.332cm" svg:y="13.07cm">
          <text:p text:style-name="P7"><text:span text:style-name="T13">Advi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2" smil:attributeName="visibility" smil:to="visible"/>
                  <anim:transitionFilter smil:dur="0.5s" smil:targetElement="id3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33" smil:attributeName="visibility" smil:to="visible"/>
                  <anim:transitionFilter smil:dur="0.5s" smil:targetElement="id3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34" smil:attributeName="visibility" smil:to="visible"/>
                  <anim:transitionFilter smil:dur="0.5s" smil:targetElement="id3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5" smil:attributeName="visibility" smil:to="visible"/>
                  <anim:transitionFilter smil:dur="0.5s" smil:targetElement="id3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36" smil:attributeName="visibility" smil:to="visible"/>
                  <anim:transitionFilter smil:dur="0.5s" smil:targetElement="id36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37" smil:attributeName="visibility" smil:to="visible"/>
                  <anim:transitionFilter smil:dur="0.5s" smil:targetElement="id37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8" smil:attributeName="visibility" smil:to="visible"/>
                  <anim:transitionFilter smil:dur="0.5s" smil:targetElement="id3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39" smil:attributeName="visibility" smil:to="visible"/>
                  <anim:transitionFilter smil:dur="0.5s" smil:targetElement="id39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0" smil:attributeName="visibility" smil:to="visible"/>
                  <anim:transitionFilter smil:dur="0.5s" smil:targetElement="id40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1" smil:attributeName="visibility" smil:to="visible"/>
                  <anim:transitionFilter smil:dur="0.5s" smil:targetElement="id41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2" smil:attributeName="visibility" smil:to="visible"/>
                  <anim:transitionFilter smil:dur="0.5s" smil:targetElement="id4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3" smil:attributeName="visibility" smil:to="visible"/>
                  <anim:transitionFilter smil:dur="0.5s" smil:targetElement="id4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4" smil:attributeName="visibility" smil:to="visible"/>
                  <anim:transitionFilter smil:dur="0.5s" smil:targetElement="id4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5" smil:attributeName="visibility" smil:to="visible"/>
                  <anim:transitionFilter smil:dur="0.5s" smil:targetElement="id4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6" smil:attributeName="visibility" smil:to="visible"/>
                  <anim:transitionFilter smil:dur="0.5s" smil:targetElement="id46" smil:type="checkerBoardWipe" smil:subtype="across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47" smil:attributeName="visibility" smil:to="visible"/>
                  <anim:transitionFilter smil:dur="0.5s" smil:targetElement="id47" smil:type="checkerBoardWipe" smil:subtype="across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48" smil:attributeName="visibility" smil:to="visible"/>
                  <anim:transitionFilter smil:dur="0.5s" smil:targetElement="id48" smil:type="checkerBoardWipe" smil:subtype="across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49" smil:attributeName="visibility" smil:to="visible"/>
                  <anim:transitionFilter smil:dur="0.5s" smil:targetElement="id49" smil:type="checkerBoardWipe" smil:subtype="across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50" smil:attributeName="visibility" smil:to="visible"/>
                  <anim:transitionFilter smil:dur="0.5s" smil:targetElement="id50" smil:type="checkerBoardWipe" smil:subtype="across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51" smil:attributeName="visibility" smil:to="visible"/>
                  <anim:transitionFilter smil:dur="0.5s" smil:targetElement="id51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2" smil:attributeName="visibility" smil:to="visible"/>
                  <anim:transitionFilter smil:dur="0.5s" smil:targetElement="id5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3" smil:attributeName="visibility" smil:to="visible"/>
                  <anim:transitionFilter smil:dur="0.5s" smil:targetElement="id5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4" smil:attributeName="visibility" smil:to="visible"/>
                  <anim:transitionFilter smil:dur="0.5s" smil:targetElement="id5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5" smil:attributeName="visibility" smil:to="visible"/>
                  <anim:transitionFilter smil:dur="0.5s" smil:targetElement="id5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6" smil:attributeName="visibility" smil:to="visible"/>
                  <anim:transitionFilter smil:dur="0.5s" smil:targetElement="id56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7" smil:attributeName="visibility" smil:to="visible"/>
                  <anim:transitionFilter smil:dur="0.5s" smil:targetElement="id57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8" smil:attributeName="visibility" smil:to="visible"/>
                  <anim:transitionFilter smil:dur="0.5s" smil:targetElement="id5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9" smil:attributeName="visibility" smil:to="visible"/>
                  <anim:transitionFilter smil:dur="0.5s" smil:targetElement="id59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OP - Definitions" draw:style-name="dp1" draw:master-page-name="Default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OP - Definitions</text:span></text:p>
          </draw:text-box>
        </draw:frame>
        <draw:frame draw:name="Content Placeholder 2" presentation:style-name="pr4" draw:text-style-name="P4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9"><text:span text:style-name="T14">Advice </text:span><text:span text:style-name="T4">defines what needs to be applied and when.</text:span></text:p>
              </text:list-item>
              <text:list-item>
                <text:p text:style-name="P9"><text:span text:style-name="T14">Jointpoint</text:span><text:span text:style-name="T4"> is where the advice is applied.</text:span></text:p>
              </text:list-item>
              <text:list-item>
                <text:p text:style-name="P9"><text:span text:style-name="T14">Pointcut </text:span><text:span text:style-name="T4">is the combination of different joinpoints where the advice needs to be applied.</text:span></text:p>
              </text:list-item>
              <text:list-item>
                <text:p text:style-name="P9"><text:span text:style-name="T14">Aspect</text:span><text:span text:style-name="T4"> is applying the Advice at the pointcu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ice Types" draw:style-name="dp1" draw:master-page-name="Default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5">Advice Types</text:span></text:p>
          </draw:text-box>
        </draw:frame>
        <draw:frame draw:name="Content Placeholder 2" presentation:style-name="pr4" draw:text-style-name="P4" draw:layer="layout" svg:width="12.487cm" svg:height="12.571cm" svg:x="1.27cm" svg:y="4.445cm" presentation:class="outline" presentation:user-transformed="true">
          <draw:text-box>
            <text:list text:style-name="L9">
              <text:list-item>
                <text:p xml:id="id60" text:id="id60" text:style-name="P10"><text:span text:style-name="T3">Before Advice</text:span></text:p>
              </text:list-item>
              <text:list-item>
                <text:p xml:id="id63" text:id="id63" text:style-name="P10"><text:span text:style-name="T3">After returning Advice</text:span></text:p>
              </text:list-item>
              <text:list-item>
                <text:p xml:id="id66" text:id="id66" text:style-name="P10"><text:span text:style-name="T3">Around Advice</text:span></text:p>
              </text:list-item>
              <text:list-item>
                <text:p xml:id="id70" text:id="id70" text:style-name="P10"><text:span text:style-name="T3">Throws Advice</text:span></text:p>
              </text:list-item>
            </text:list>
            <text:p text:style-name="P11"><text:span text:style-name="T3"/></text:p>
          </draw:text-box>
        </draw:frame>
        <draw:custom-shape draw:name="Rectangle 3" draw:style-name="gr9" draw:text-style-name="P6" xml:id="id61" draw:id="id61" draw:layer="layout" svg:width="3.809cm" svg:height="0.634cm" svg:x="16.933cm" svg:y="5.292cm">
          <text:p text:style-name="P5"><text:span text:style-name="T9">Meth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10" draw:text-style-name="P6" xml:id="id62" draw:id="id62" draw:layer="layout" svg:width="1.057cm" svg:height="1.057cm" svg:x="16.087cm" svg:y="5.08cm">
          <text:p text:style-name="P5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" draw:style-name="gr9" draw:text-style-name="P6" xml:id="id64" draw:id="id64" draw:layer="layout" svg:width="3.809cm" svg:height="0.634cm" svg:x="17.145cm" svg:y="7.408cm">
          <text:p text:style-name="P5"><text:span text:style-name="T9">Meth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10" draw:text-style-name="P6" xml:id="id65" draw:id="id65" draw:layer="layout" svg:width="1.057cm" svg:height="1.057cm" svg:x="20.743cm" svg:y="7.197cm">
          <text:p text:style-name="P5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7" draw:style-name="gr9" draw:text-style-name="P6" xml:id="id67" draw:id="id67" draw:layer="layout" svg:width="3.809cm" svg:height="0.634cm" svg:x="17.145cm" svg:y="11.43cm">
          <text:p text:style-name="P5"><text:span text:style-name="T9">Meth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10" draw:text-style-name="P6" xml:id="id68" draw:id="id68" draw:layer="layout" svg:width="1.057cm" svg:height="1.057cm" svg:x="20.743cm" svg:y="11.218cm">
          <text:p text:style-name="P5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0" draw:text-style-name="P6" xml:id="id69" draw:id="id69" draw:layer="layout" svg:width="1.057cm" svg:height="1.057cm" svg:x="16.298cm" svg:y="11.218cm">
          <text:p text:style-name="P5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" draw:style-name="gr9" draw:text-style-name="P6" xml:id="id71" draw:id="id71" draw:layer="layout" svg:width="3.809cm" svg:height="0.634cm" svg:x="17.145cm" svg:y="13.547cm">
          <text:p text:style-name="P5"><text:span text:style-name="T9">Meth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17" draw:text-style-name="P8" xml:id="id72" draw:id="id72" draw:layer="layout" svg:width="1.057cm" svg:height="1.904cm" draw:transform="rotate (1.5707963267949) translate (19.05cm 15.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6" draw:style-name="gr18" draw:text-style-name="P6" xml:id="id73" draw:id="id73" draw:layer="layout" svg:width="3.365cm" svg:height="1.098cm" svg:x="20.597cm" svg:y="15.399cm">
          <text:p text:style-name="P7"><text:span text:style-name="T16">Exce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1" smil:attributeName="visibility" smil:to="visible"/>
                  <anim:transitionFilter smil:dur="0.5s" smil:targetElement="id61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2" smil:attributeName="visibility" smil:to="visible"/>
                  <anim:transitionFilter smil:dur="0.5s" smil:targetElement="id62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4" smil:attributeName="visibility" smil:to="visible"/>
                  <anim:transitionFilter smil:dur="0.5s" smil:targetElement="id6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5" smil:attributeName="visibility" smil:to="visible"/>
                  <anim:transitionFilter smil:dur="0.5s" smil:targetElement="id6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7" smil:attributeName="visibility" smil:to="visible"/>
                  <anim:transitionFilter smil:dur="0.5s" smil:targetElement="id67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8" smil:attributeName="visibility" smil:to="visible"/>
                  <anim:transitionFilter smil:dur="0.5s" smil:targetElement="id6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9" smil:attributeName="visibility" smil:to="visible"/>
                  <anim:transitionFilter smil:dur="0.5s" smil:targetElement="id69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71" smil:attributeName="visibility" smil:to="visible"/>
                  <anim:transitionFilter smil:dur="0.5s" smil:targetElement="id71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72" smil:attributeName="visibility" smil:to="visible"/>
                  <anim:transitionFilter smil:dur="0.5s" smil:targetElement="id7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73" smil:attributeName="visibility" smil:to="visible"/>
                  <anim:transitionFilter smil:dur="0.5s" smil:targetElement="id73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OP - Weaving" draw:style-name="dp1" draw:master-page-name="Default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OP - Weaving</text:span></text:p>
          </draw:text-box>
        </draw:frame>
        <draw:frame draw:name="Content Placeholder 2" presentation:style-name="pr4" draw:text-style-name="P4" draw:layer="layout" svg:width="22.859cm" svg:height="5.079cm" svg:x="1.27cm" svg:y="4.445cm" presentation:class="outline" presentation:user-transformed="true">
          <draw:text-box>
            <text:list text:style-name="L9">
              <text:list-item>
                <text:p xml:id="id74" text:id="id74" text:style-name="P9"><text:span text:style-name="T4">Compile time</text:span></text:p>
              </text:list-item>
              <text:list-item>
                <text:p xml:id="id75" text:id="id75" text:style-name="P9"><text:span text:style-name="T4">Class Load Time</text:span></text:p>
              </text:list-item>
              <text:list-item>
                <text:p xml:id="id76" text:id="id76" text:style-name="P9"><text:span text:style-name="T4">Runtime – Springs way</text:span></text:p>
              </text:list-item>
            </text:list>
          </draw:text-box>
        </draw:frame>
        <draw:custom-shape draw:name="Oval 3" draw:style-name="gr19" draw:text-style-name="P6" xml:id="id78" draw:id="id78" draw:layer="layout" svg:width="7.619cm" svg:height="7.407cm" svg:x="15.24cm" svg:y="10.583cm">
          <text:p text:style-name="P5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20" draw:text-style-name="P6" xml:id="id77" draw:id="id77" draw:layer="layout" svg:width="2.962cm" svg:height="3.174cm" svg:x="17.568cm" svg:y="12.7cm">
          <text:p text:style-name="P5"><text:span text:style-name="T17">Targe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" draw:style-name="gr21" draw:text-style-name="P6" xml:id="id80" draw:id="id80" draw:layer="layout" svg:width="4.444cm" svg:height="3.386cm" svg:x="1.693cm" svg:y="12.488cm">
          <text:p text:style-name="P5"><text:span text:style-name="T9">Ca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22" draw:text-style-name="P8" xml:id="id81" draw:id="id81" draw:layer="layout" svg:width="10.216cm" svg:height="2.513cm" svg:x="6.138cm" svg:y="11.666cm">
          <text:p/>
          <draw:enhanced-geometry draw:mirror-horizontal="false" draw:mirror-vertical="true" draw:text-areas="0 0 ?f10 ?f11" svg:viewBox="0 0 0 0" draw:type="ooxml-curvedConnector4" draw:modifiers="44539 168430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Curved Connector 9" draw:style-name="gr23" draw:text-style-name="P8" xml:id="id82" draw:id="id82" draw:layer="layout" svg:width="1.031cm" svg:height="2.693cm" draw:transform="rotate (1.5707963267949) translate (16.354cm 12.7cm)">
          <text:p/>
          <draw:enhanced-geometry draw:mirror-horizontal="true" draw:mirror-vertical="false" draw:text-areas="0 0 ?f5 ?f6" svg:viewBox="0 0 0 0" draw:type="ooxml-curvedConnector3" draw:modifiers="5287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11" draw:style-name="gr13" draw:text-style-name="P6" xml:id="id79" draw:id="id79" draw:layer="layout" svg:width="2.26cm" svg:height="1.013cm" svg:x="15.256cm" svg:y="13.335cm">
          <text:p text:style-name="P7"><text:span text:style-name="T18">Prox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77" smil:attributeName="visibility" smil:to="visible"/>
                  <anim:transitionFilter smil:dur="0.5s" smil:targetElement="id77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78" smil:attributeName="visibility" smil:to="visible"/>
                  <anim:transitionFilter smil:dur="0.5s" smil:targetElement="id7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79" smil:attributeName="visibility" smil:to="visible"/>
                  <anim:transitionFilter smil:dur="0.5s" smil:targetElement="id79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0" smil:attributeName="visibility" smil:to="visible"/>
                  <anim:transitionFilter smil:dur="0.5s" smil:targetElement="id80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1" smil:attributeName="visibility" smil:to="visible"/>
                  <anim:transitionFilter smil:dur="0.5s" smil:targetElement="id81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2" smil:attributeName="visibility" smil:to="visible"/>
                  <anim:transitionFilter smil:dur="0.5s" smil:targetElement="id82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intcut  and Advisor" draw:style-name="dp1" draw:master-page-name="Default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Pointcut <text:s/>and Advisor</text:span></text:p>
          </draw:text-box>
        </draw:frame>
        <draw:frame draw:name="Conten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xml:id="id83" text:id="id83" text:style-name="P13"><text:span text:style-name="T19">POINTCUT CLASSES:</text:span></text:p>
            <text:list text:style-name="L9">
              <text:list-item>
                <text:p xml:id="id84" text:id="id84" text:style-name="P14"><text:span text:style-name="T4">Perl5RegexpMethodPointcut</text:span></text:p>
              </text:list-item>
              <text:list-item>
                <text:p xml:id="id85" text:id="id85" text:style-name="P14"><text:span text:style-name="T4">JdkRegexpMethodPointcut</text:span></text:p>
              </text:list-item>
            </text:list>
            <text:p text:style-name="P13"><text:span text:style-name="T4"/></text:p>
            <text:p xml:id="id86" text:id="id86" text:style-name="P13"><text:span text:style-name="T20">Pointcut and Advisor in one class:</text:span></text:p>
            <text:list text:style-name="L13">
              <text:list-item>
                <text:p xml:id="id87" text:id="id87" text:style-name="P14"><text:span text:style-name="T21">RegexpMethodPointcutAdvisor</text:span></text:p>
              </text:list-item>
            </text:list>
            <text:p text:style-name="P13"><text:span text:style-name="T22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" draw:style-name="dp1" draw:master-page-name="Default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5">Example</text:span></text:p>
          </draw:text-box>
        </draw:frame>
        <draw:frame draw:name="Content Placeholder 2" presentation:style-name="pr4" draw:text-style-name="P4" draw:layer="layout" svg:width="11.429cm" svg:height="12.571cm" svg:x="1.27cm" svg:y="4.445cm" presentation:class="outline" presentation:user-transformed="true">
          <draw:text-box>
            <text:p xml:id="id88" text:id="id88" text:style-name="P15"><text:span text:style-name="T23">public class </text:span><text:span text:style-name="T24">CustomerImpl</text:span><text:span text:style-name="T23"> implements </text:span><text:span text:style-name="T24">Customer</text:span><text:span text:style-name="T23">{</text:span></text:p>
            <text:p xml:id="id89" text:id="id89" text:style-name="P15"><text:span text:style-name="T23">public void browse(){</text:span></text:p>
            <text:p xml:id="id90" text:id="id90" text:style-name="P15"><text:span text:style-name="T25">System.</text:span><text:span text:style-name="T26">out.println("Browsing the internet");</text:span></text:p>
            <text:p xml:id="id91" text:id="id91" text:style-name="P15"><text:span text:style-name="T25">}</text:span></text:p>
            <text:p xml:id="id92" text:id="id92" text:style-name="P15"><text:span text:style-name="T25">}</text:span></text:p>
          </draw:text-box>
        </draw:frame>
        <draw:custom-shape draw:name="Content Placeholder 2" draw:style-name="gr24" draw:text-style-name="P6" draw:layer="layout" svg:width="10.371cm" svg:height="12.571cm" svg:x="13.97cm" svg:y="4.445cm">
          <text:p xml:id="id93" text:id="id93" text:style-name="P16"><text:span text:style-name="T27">class </text:span><text:span text:style-name="T28">CafeOwner</text:span><text:span text:style-name="T27">{</text:span></text:p>
          <text:p xml:id="id94" text:id="id94" text:style-name="P16"><text:span text:style-name="T27"><text:tab/></text:span><text:span text:style-name="T27">void </text:span><text:span text:style-name="T28">LogInTime(){</text:span></text:p>
          <text:p xml:id="id95" text:id="id95" text:style-name="P16"><text:span text:style-name="T27"><text:tab/></text:span><text:span text:style-name="T29">System.out.println(“Log <text:s/>In time and name of the customer”);</text:span></text:p>
          <text:p xml:id="id96" text:id="id96" text:style-name="P16"><text:span text:style-name="T27"><text:tab/></text:span><text:span text:style-name="T28">}</text:span></text:p>
          <text:p xml:id="id97" text:id="id97" text:style-name="P16"><text:span text:style-name="T27"><text:tab/></text:span><text:span text:style-name="T27">void </text:span><text:span text:style-name="T28">LogOutTime(){</text:span></text:p>
          <text:p xml:id="id98" text:id="id98" text:style-name="P16"><text:span text:style-name="T27"><text:tab/></text:span><text:span text:style-name="T29">System.out.println(“Log Out Time”);</text:span></text:p>
          <text:p xml:id="id99" text:id="id99" text:style-name="P16"><text:span text:style-name="T27"><text:tab/></text:span><text:span text:style-name="T28">}</text:span></text:p>
          <text:p xml:id="id100" text:id="id100" text:style-name="P16"><text:span text:style-name="T27"><text:tab/></text:span><text:span text:style-name="T27">void <text:s/></text:span><text:span text:style-name="T28">issueUsageBill(){</text:span></text:p>
          <text:p xml:id="id101" text:id="id101" text:style-name="P16"><text:span text:style-name="T27"><text:tab/></text:span><text:span text:style-name="T29">System.out.println(“Calculate and bill the customer”);</text:span></text:p>
          <text:p xml:id="id102" text:id="id102" text:style-name="P16"><text:span text:style-name="T27"><text:tab/></text:span><text:span text:style-name="T28">}</text:span></text:p>
          <text:p xml:id="id103" text:id="id103" text:style-name="P16"><text:span text:style-name="T2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fore Advice -MethodBeforeAdvice" draw:style-name="dp1" draw:master-page-name="Default" presentation:presentation-page-layout-name="AL2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efore Advice -</text:span><text:span text:style-name="T14">MethodBeforeAdvice</text:span></text:p>
          </draw:text-box>
        </draw:frame>
        <draw:frame draw:name="Conten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xml:id="id104" text:id="id104" text:style-name="P13"><text:span text:style-name="T4">class </text:span><text:span text:style-name="T14">InternetAdvisor</text:span><text:span text:style-name="T4"> implements </text:span><text:span text:style-name="T14">MethodBeforeAdvice</text:span><text:span text:style-name="T4">{</text:span></text:p>
            <text:p xml:id="id105" text:id="id105" text:style-name="P15"><text:span text:style-name="T23">private CafeOwner cafeOwner;</text:span></text:p>
            <text:p text:style-name="P15"><text:span text:style-name="T30"/></text:p>
            <text:p xml:id="id106" text:id="id106" text:style-name="P15"><text:span text:style-name="T24">public void before(Method arg0, Object[] arg1, Object arg2)</text:span></text:p>
            <text:p xml:id="id107" text:id="id107" text:style-name="P15"><text:span text:style-name="T24">throws Throwable {</text:span></text:p>
            <text:p xml:id="id108" text:id="id108" text:style-name="P15"><text:span text:style-name="T23">this.getCafeOwner().LogInTime();</text:span></text:p>
            <text:p xml:id="id109" text:id="id109" text:style-name="P15"><text:span text:style-name="T23">}</text:span></text:p>
            <text:p xml:id="id110" text:id="id110" text:style-name="P15"><text:span text:style-name="T23">}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07" anim:sub-item="text" smil:attributeName="visibility" smil:to="visible"/>
                  <anim:transitionFilter smil:dur="0.5s" smil:targetElement="id107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10" anim:sub-item="text" smil:attributeName="visibility" smil:to="visible"/>
                  <anim:transitionFilter smil:dur="0.5s" smil:targetElement="id110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1">
        <draw:custom-shape draw:name="TextBox 4" draw:style-name="gr25" draw:text-style-name="P6" xml:id="id112" draw:id="id112" draw:layer="layout" svg:width="3.005cm" svg:height="1.013cm" svg:x="1.29cm" svg:y="8.074cm">
          <text:p text:style-name="P7"><text:span text:style-name="T31">Custom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6" draw:text-style-name="P6" xml:id="id111" draw:id="id111" draw:layer="layout" svg:width="4.152cm" svg:height="1.013cm" svg:x="1.444cm" svg:y="6.35cm">
          <text:p text:style-name="P7"><text:span text:style-name="T9">CustomerImp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6" draw:text-style-name="P6" xml:id="id113" draw:id="id113" draw:layer="layout" svg:width="3.445cm" svg:height="1.013cm" svg:x="1.286cm" svg:y="9.768cm">
          <text:p text:style-name="P7"><text:span text:style-name="T7">CafeOw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7" draw:text-style-name="P6" xml:id="id114" draw:id="id114" draw:layer="layout" svg:width="17.991cm" svg:height="1.267cm" svg:x="1.482cm" svg:y="15.875cm">
          <text:p text:style-name="P7"><text:span text:style-name="T32">InternetAdvice implements </text:span><text:span text:style-name="T33">MethodBeforeAd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28" draw:text-style-name="P6" xml:id="id117" draw:id="id117" draw:layer="layout" svg:width="4.656cm" svg:height="4.232cm" svg:x="19.685cm" svg:y="0.423cm">
          <text:p text:style-name="P5"><text:span text:style-name="T8">Customer Proxy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" draw:style-name="gr21" draw:text-style-name="P6" xml:id="id115" draw:id="id115" draw:layer="layout" svg:width="5.079cm" svg:height="1.692cm" svg:x="6.35cm" svg:y="1.058cm">
          <text:p text:style-name="P5"><text:span text:style-name="T10">Ca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29" draw:text-style-name="P8" xml:id="id116" draw:id="id116" draw:layer="layout" svg:width="8.254cm" svg:height="0.634cm" svg:x="11.43cm" svg:y="1.905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5" draw:style-name="gr29" draw:text-style-name="P8" xml:id="id118" draw:id="id118" draw:layer="layout" svg:width="2.826cm" svg:height="14.595cm" draw:transform="rotate (-1.5707963267949) translate (20.369cm 4.035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7" draw:style-name="gr29" draw:text-style-name="P8" xml:id="id120" draw:id="id120" draw:layer="layout" svg:width="4.554cm" svg:height="16.05cm" draw:transform="rotate (-1.5707963267949) translate (20.369cm 4.035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18" draw:style-name="gr30" draw:text-style-name="P6" xml:id="id119" draw:id="id119" draw:layer="layout" svg:width="5.079cm" svg:height="1.013cm" svg:x="8.678cm" svg:y="5.292cm">
          <text:p text:style-name="P7"><text:span text:style-name="T18">Target ob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1" draw:text-style-name="P6" xml:id="id121" draw:id="id121" draw:layer="layout" svg:width="4.868cm" svg:height="1.012cm" draw:transform="rotate (0.0790634151153431) translate (6.832cm 7.423cm)">
          <text:p text:style-name="P7"><text:span text:style-name="T18">proxy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21" draw:style-name="gr29" draw:text-style-name="P8" xml:id="id122" draw:id="id122" draw:layer="layout" svg:width="4.232cm" svg:height="2.962cm" draw:transform="rotate (-1.5707963267949) translate (22.013cm 4.657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ectangle 22" draw:style-name="gr32" draw:text-style-name="P6" xml:id="id123" draw:id="id123" draw:layer="layout" svg:width="11.006cm" svg:height="4.232cm" svg:x="13.547cm" svg:y="8.89cm">
          <text:p text:style-name="P5"><text:span text:style-name="T13">RegexpMethodPointcutAdvisor</text:span></text:p>
          <text:p text:style-name="P5"><text:span text:style-name="T13">“</text:span><text:span text:style-name="T13">*” – Apply to all metho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26" draw:style-name="gr29" draw:text-style-name="P8" xml:id="id124" draw:id="id124" draw:layer="layout" svg:width="2.751cm" svg:height="8.572cm" draw:transform="rotate (-1.5707963267949) translate (19.05cm 13.123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8" draw:style-name="gr29" draw:text-style-name="P8" xml:id="id125" draw:id="id125" draw:layer="layout" svg:width="1.525cm" svg:height="5.718cm" draw:transform="rotate (-3.14159265358979) translate (3.005cm 16.514cm)">
          <text:p/>
          <draw:enhanced-geometry draw:mirror-horizontal="true" draw:mirror-vertical="false" draw:text-areas="0 0 ?f10 ?f11" svg:viewBox="0 0 0 0" draw:type="ooxml-curvedConnector4" draw:modifiers="-41586 55604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1" smil:attributeName="visibility" smil:to="visible"/>
                  <anim:transitionFilter smil:dur="0.5s" smil:targetElement="id111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12" smil:attributeName="visibility" smil:to="visible"/>
                  <anim:transitionFilter smil:dur="0.5s" smil:targetElement="id11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13" smil:attributeName="visibility" smil:to="visible"/>
                  <anim:transitionFilter smil:dur="0.5s" smil:targetElement="id11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4" smil:attributeName="visibility" smil:to="visible"/>
                  <anim:transitionFilter smil:dur="0.5s" smil:targetElement="id11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5" smil:attributeName="visibility" smil:to="visible"/>
                  <anim:transitionFilter smil:dur="0.5s" smil:targetElement="id115" smil:type="checkerBoardWipe" smil:subtype="across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16" smil:attributeName="visibility" smil:to="visible"/>
                  <anim:transitionFilter smil:dur="0.5s" smil:targetElement="id11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7" smil:attributeName="visibility" smil:to="visible"/>
                  <anim:transitionFilter smil:dur="0.5s" smil:targetElement="id117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8" smil:attributeName="visibility" smil:to="visible"/>
                  <anim:transitionFilter smil:dur="0.5s" smil:targetElement="id11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19" smil:attributeName="visibility" smil:to="visible"/>
                  <anim:transitionFilter smil:dur="0.5s" smil:targetElement="id119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0" smil:attributeName="visibility" smil:to="visible"/>
                  <anim:transitionFilter smil:dur="0.5s" smil:targetElement="id12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1" smil:attributeName="visibility" smil:to="visible"/>
                  <anim:transitionFilter smil:dur="0.5s" smil:targetElement="id121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2" smil:attributeName="visibility" smil:to="visible"/>
                  <anim:transitionFilter smil:dur="0.5s" smil:targetElement="id12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3" smil:attributeName="visibility" smil:to="visible"/>
                  <anim:transitionFilter smil:dur="0.5s" smil:targetElement="id12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4" smil:attributeName="visibility" smil:to="visible"/>
                  <anim:transitionFilter smil:dur="0.5s" smil:targetElement="id12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5" smil:attributeName="visibility" smil:to="visible"/>
                  <anim:transitionFilter smil:dur="0.5s" smil:targetElement="id125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member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Remember</text:span></text:p>
          </draw:text-box>
        </draw:frame>
        <draw:frame draw:name="Content Placeholder 2" presentation:style-name="pr4" draw:text-style-name="P4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xml:id="id126" text:id="id126" text:style-name="P17"><text:span text:style-name="T4">Spring Does not support AOP for</text:span></text:p>
              </text:list-item>
            </text:list>
            <text:list text:style-name="L18">
              <text:list-item>
                <text:list>
                  <text:list-item>
                    <text:p xml:id="id127" text:id="id127" text:style-name="P18"><text:span text:style-name="T34">Methods marked as final.</text:span></text:p>
                  </text:list-item>
                  <text:list-item>
                    <text:p xml:id="id128" text:id="id128" text:style-name="P18"><text:span text:style-name="T34">Fields</text:span></text:p>
                  </text:list-item>
                </text:list>
              </text:list-item>
            </text:list>
            <text:p text:style-name="P19"><text:span text:style-name="T35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6" anim:sub-item="text" smil:attributeName="visibility" smil:to="visible"/>
                  <anim:transitionFilter smil:dur="0.5s" smil:targetElement="id126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7" anim:sub-item="text" smil:attributeName="visibility" smil:to="visible"/>
                  <anim:transitionFilter smil:dur="0.5s" smil:targetElement="id127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8" anim:sub-item="text" smil:attributeName="visibility" smil:to="visible"/>
                  <anim:transitionFilter smil:dur="0.5s" smil:targetElement="id128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axial" draw:start-color="#779637" draw:end-color="#9cc745" draw:start-intensity="100%" draw:end-intensity="100%" draw:angle="1800" draw:border="0%"/>
    <draw:gradient draw:name="Gradient_20_3" draw:display-name="Gradient 3" draw:style="axial" draw:start-color="#d9fda6" draw:end-color="#f4ffe6" draw:start-intensity="100%" draw:end-intensity="100%" draw:angle="1800" draw:border="0%"/>
    <draw:gradient draw:name="Gradient_20_4" draw:display-name="Gradient 4" draw:style="axial" draw:start-color="#5e437f" draw:end-color="#7b57a7" draw:start-intensity="100%" draw:end-intensity="100%" draw:angle="1800" draw:border="0%"/>
    <draw:gradient draw:name="Gradient_20_5" draw:display-name="Gradient 5" draw:style="axial" draw:start-color="#9c2f2c" draw:end-color="#ce3a36" draw:start-intensity="100%" draw:end-intensity="100%" draw:angle="1800" draw:border="0%"/>
    <draw:gradient draw:name="Gradient_20_6" draw:display-name="Gradient 6" draw:style="axial" draw:start-color="#a4c1ff" draw:end-color="#e5efff" draw:start-intensity="100%" draw:end-intensity="100%" draw:angle="1800" draw:border="0%"/>
    <draw:gradient draw:name="Gradient_20_7" draw:display-name="Gradient 7" draw:style="axial" draw:start-color="#bcbcbc" draw:end-color="#ededed" draw:start-intensity="100%" draw:end-intensity="100%" draw:angle="1800" draw:border="0%"/>
    <draw:gradient draw:name="Gradient_20_8" draw:display-name="Gradient 8" draw:style="axial" draw:start-color="#ffa7a4" draw:end-color="#ffe5e5" draw:start-intensity="100%" draw:end-intensity="100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1="1" draw:dots1-length="0.115cm" draw:distance="0.115cm"/>
    <draw:stroke-dash draw:name="Dashed_20__28_var_29__20_5" draw:display-name="Dashed (var) 5" draw:style="rect" draw:dots2="1" draw:dots2-length="0.248cm" draw:distance="0.18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Calibri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4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Calibri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4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simple" style:writing-mode="lr-tb"/>
      <style:text-properties fo:font-size="44pt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text-align="start"/>
      <style:text-properties fo:font-size="32pt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12" style:family="paragraph">
      <style:paragraph-properties fo:text-align="start" style:font-independent-line-spacing="true"/>
      <style:text-properties fo:font-size="32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8-02-03">2/3/18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12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8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8-02-03">2/3/18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presentation:date-time/></text:p>
        </draw:text-box>
      </draw:frame>
      <draw:frame presentation:style-name="Mpr10" draw:text-style-name="MP13" draw:layer="backgroundobjects" svg:width="8.051cm" svg:height="1.314cm" svg:x="8.686cm" svg:y="17.354cm" presentation:class="footer">
        <draw:text-box>
          <text:p text:style-name="MP13"><presentation:footer/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3T18:52:53.353000000</meta:creation-date>
    <dc:date>2018-02-03T18:58:17.485000000</dc:date>
    <meta:editing-duration>P0D</meta:editing-duration>
    <meta:editing-cycles>1</meta:editing-cycles>
    <meta:document-statistic meta:object-count="176"/>
    <meta:generator>LibreOffice/4.2.4.2$Windows_x86 LibreOffice_project/63150712c6d317d27ce2db16eb94c2f3d7b699f8</meta:generator>
  </office:meta>
</office:document-meta>
</file>